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5036" officeooo:paragraph-rsid="00135036"/>
    </style:style>
    <style:style style:name="P2" style:family="paragraph" style:parent-style-name="Title">
      <style:text-properties fo:font-weight="normal" style:font-weight-asian="normal" style:font-weight-complex="normal"/>
    </style:style>
    <style:style style:name="P3" style:family="paragraph" style:parent-style-name="Text_20_body">
      <style:paragraph-properties fo:text-align="center" style:justify-single-word="false"/>
      <style:text-properties fo:font-weight="normal" officeooo:rsid="0014013e" officeooo:paragraph-rsid="0014013e" style:font-weight-asian="normal" style:font-weight-complex="normal"/>
    </style:style>
    <style:style style:name="P4" style:family="paragraph" style:parent-style-name="Text_20_body">
      <style:text-properties fo:color="#000000" loext:opacity="100%" style:font-name="Arial" fo:font-size="11pt" fo:font-weight="bold" officeooo:rsid="00135036" officeooo:paragraph-rsid="00135036"/>
    </style:style>
    <style:style style:name="P5" style:family="paragraph" style:parent-style-name="Text_20_body">
      <style:paragraph-properties fo:margin-left="0cm" fo:margin-right="0cm" fo:margin-top="0cm" fo:margin-bottom="0.353cm" style:contextual-spacing="false" fo:text-indent="0cm" style:auto-text-indent="false" fo:padding="0cm" fo:border="none"/>
    </style:style>
    <style:style style:name="P6" style:family="paragraph" style:parent-style-name="Text_20_body">
      <style:paragraph-properties fo:margin-left="0cm" fo:margin-right="0cm" fo:margin-top="0cm" fo:margin-bottom="0.353cm" style:contextual-spacing="false" fo:text-indent="0cm" style:auto-text-indent="false" fo:padding="0cm" fo:border="none"/>
      <style:text-properties fo:color="#000000" loext:opacity="100%" style:font-name="Arial" fo:font-size="11pt"/>
    </style:style>
    <style:style style:name="P7" style:family="paragraph" style:parent-style-name="Text_20_body">
      <style:paragraph-properties fo:margin-left="0cm" fo:margin-right="0cm" fo:margin-top="0cm" fo:margin-bottom="0.353cm" style:contextual-spacing="false" fo:text-indent="0cm" style:auto-text-indent="false" fo:padding="0cm" fo:border="none"/>
      <style:text-properties fo:color="#000000" loext:opacity="100%" style:font-name="Arial" fo:font-size="11pt" fo:font-weight="bold"/>
    </style:style>
    <style:style style:name="T1" style:family="text">
      <style:text-properties fo:color="#000000" loext:opacity="100%" style:font-name="Arial" fo:font-size="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text:p>
      <text:p text:style-name="P1"/>
      <text:p text:style-name="P1"/>
      <text:p text:style-name="P2">Technologie et Facteurs Humains</text:p>
      <text:p text:style-name="P3">Pauline De Vittori, Adélie Brunel et Gaïa Thomas</text:p>
      <text:p text:style-name="P1"/>
      <text:p text:style-name="P4">Description du projet</text:p>
      <text:p text:style-name="P5"> </text:p>
      <text:p text:style-name="P6">Objectif : application motivante sous forme d’un petit jeu qui permet aux personnes qui ont besoin d’une rééducation de la cheville de faire une rééducation de manière ludique.</text:p>
      <text:p text:style-name="P5"> </text:p>
      <text:p text:style-name="P5"><text:span text:style-name="T1">Le jeu est composé d’un but de foot et d’un ballon. Lorsque le personne fait un mouvement de la cheville, le capteur capte la contraction des muscles du mollet et le ballon accélère. Le but est de mettre le ballon dans le but. Il y a un petit personnage qui est le gardien de but qui se déplace de gauche à droite pour empêcher le ballon de rentrer. </text:span></text:p>
      <text:p text:style-name="P5"><text:span text:style-name="T1">Si le joueur est stressé, c’est-à-dire que les capteurs de rythme cardiaque et de respiration captent des signaux élevés, alors le jeu module sa difficulté en faisant se déplacer le petit personnage gardien de but moins vite. Mettre le ballon dans le but sera ainsi plus facile.</text:span></text:p>
      <text:p text:style-name="P6">La rééducation de la cheville se fait donc de manière ludique.</text:p>
      <text:p text:style-name="P5"> </text:p>
      <text:p text:style-name="P7">Capteurs utilisés :</text:p>
      <text:p text:style-name="P6">Electromyographie : mesurer l’activité musculaire de l’utilisateur et détecter si il est bien contracté.</text:p>
      <text:p text:style-name="P6">Electrocardiogramme/Photopletysmogramme : mesurer l’activité cardiaque pour savoir si le moment de l’activité est bien un moment d’effort. </text:p>
      <text:p text:style-name="P6">Senseur de respiration : la respiration nous permettra de vérifier s’il y a bien un effort fourni et de modifier la difficulté du jeu en fonction de l’essoufflement du joueur.</text:p>
      <text:p text:style-name="P5"> </text:p>
      <text:p text:style-name="P7">Environnement de jeu : </text:p>
      <text:p text:style-name="P6">Le joueur voit un terrain de foot, avec un but, un gardien et un ballon.</text:p>
      <text:p text:style-name="P5"><text:span text:style-name="T1">Pour gagner des points, le joueur doit marquer des buts. En fonction de la séance de rééducation voulue, on peut modifier le nombre de points. Si le joueur atteint le nombre de points définit au début du jeu, il a gagné.</text:spa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4T12:18:59.539000000</meta:creation-date>
    <dc:date>2025-04-04T17:45:50.481000000</dc:date>
    <meta:editing-duration>PT5M46S</meta:editing-duration>
    <meta:editing-cycles>2</meta:editing-cycles>
    <meta:generator>LibreOffice/24.8.5.2$Windows_X86_64 LibreOffice_project/fddf2685c70b461e7832239a0162a77216259f22</meta:generator>
    <meta:document-statistic meta:table-count="0" meta:image-count="0" meta:object-count="0" meta:page-count="1" meta:paragraph-count="19" meta:word-count="294" meta:character-count="1730" meta:non-whitespace-character-count="1443"/>
  </office:meta>
</office:document-meta>
</file>